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6030b" officeooo:paragraph-rsid="0006030b"/>
    </style:style>
    <style:style style:name="P2" style:family="paragraph" style:parent-style-name="Standard">
      <style:paragraph-properties fo:text-align="start" style:justify-single-word="false"/>
      <style:text-properties officeooo:rsid="00077f59" officeooo:paragraph-rsid="00077f59"/>
    </style:style>
    <style:style style:name="P3" style:family="paragraph" style:parent-style-name="Standard">
      <style:paragraph-properties fo:text-align="center" style:justify-single-word="false"/>
      <style:text-properties officeooo:rsid="0006030b" officeooo:paragraph-rsid="0006030b"/>
    </style:style>
    <style:style style:name="P4" style:family="paragraph" style:parent-style-name="Standard">
      <style:paragraph-properties fo:text-align="start" style:justify-single-word="false"/>
      <style:text-properties officeooo:rsid="0006030b" officeooo:paragraph-rsid="000cbc79"/>
    </style:style>
    <style:style style:name="P5" style:family="paragraph" style:parent-style-name="Standard">
      <style:paragraph-properties fo:text-align="start" style:justify-single-word="false"/>
      <style:text-properties officeooo:rsid="000cbc79" officeooo:paragraph-rsid="000cbc79"/>
    </style:style>
    <style:style style:name="P6" style:family="paragraph" style:parent-style-name="Standard">
      <style:paragraph-properties fo:text-align="center" style:justify-single-word="false"/>
      <style:text-properties officeooo:rsid="000f379d" officeooo:paragraph-rsid="000f379d"/>
    </style:style>
    <style:style style:name="P7" style:family="paragraph" style:parent-style-name="Standard">
      <style:paragraph-properties fo:text-align="start" style:justify-single-word="false"/>
      <style:text-properties officeooo:rsid="000f91ea" officeooo:paragraph-rsid="000f91ea"/>
    </style:style>
    <style:style style:name="P8" style:family="paragraph" style:parent-style-name="Standard">
      <style:paragraph-properties fo:text-align="start" style:justify-single-word="false"/>
      <style:text-properties officeooo:rsid="00117205" officeooo:paragraph-rsid="00117205"/>
    </style:style>
    <style:style style:name="P9" style:family="paragraph" style:parent-style-name="Standard">
      <style:paragraph-properties fo:text-align="start" style:justify-single-word="false"/>
      <style:text-properties officeooo:rsid="00117205" officeooo:paragraph-rsid="0011e237"/>
    </style:style>
    <style:style style:name="P10" style:family="paragraph" style:parent-style-name="Standard">
      <style:paragraph-properties fo:text-align="start" style:justify-single-word="false"/>
      <style:text-properties officeooo:rsid="00117205" officeooo:paragraph-rsid="0011fc9a"/>
    </style:style>
    <style:style style:name="P11" style:family="paragraph" style:parent-style-name="Standard">
      <style:paragraph-properties fo:text-align="start" style:justify-single-word="false"/>
      <style:text-properties officeooo:rsid="0011fc9a" officeooo:paragraph-rsid="0011fc9a"/>
    </style:style>
    <style:style style:name="P12" style:family="paragraph" style:parent-style-name="Standard">
      <style:paragraph-properties fo:text-align="start" style:justify-single-word="false"/>
      <style:text-properties officeooo:rsid="00144586" officeooo:paragraph-rsid="00144586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bc79" officeooo:paragraph-rsid="000cbc79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7205" officeooo:paragraph-rsid="00117205"/>
    </style:style>
    <style:style style:name="P15" style:family="paragraph" style:parent-style-name="Standard">
      <style:paragraph-properties fo:text-align="start" style:justify-single-word="false"/>
      <style:text-properties officeooo:rsid="00158086" officeooo:paragraph-rsid="00158086"/>
    </style:style>
    <style:style style:name="P16" style:family="paragraph" style:parent-style-name="Standard">
      <style:paragraph-properties fo:text-align="start" style:justify-single-word="false"/>
      <style:text-properties officeooo:rsid="00162119" officeooo:paragraph-rsid="00162119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62119" officeooo:paragraph-rsid="0016211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rsid="00181b30" officeooo:paragraph-rsid="001b8fc0"/>
    </style:style>
    <style:style style:name="P19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Liberation Serif" fo:font-size="12pt" officeooo:rsid="00181b30" officeooo:paragraph-rsid="001d0055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Liberation Serif" fo:font-size="12pt" officeooo:rsid="001d36f1" officeooo:paragraph-rsid="001d36f1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officeooo:rsid="000cbc79" officeooo:paragraph-rsid="000cbc79"/>
    </style:style>
    <style:style style:name="P22" style:family="paragraph" style:parent-style-name="Table_20_Contents">
      <style:paragraph-properties fo:text-align="start" style:justify-single-word="false"/>
      <style:text-properties officeooo:rsid="000ea1b8" officeooo:paragraph-rsid="000ea1b8"/>
    </style:style>
    <style:style style:name="P23" style:family="paragraph" style:parent-style-name="Table_20_Contents">
      <style:paragraph-properties fo:text-align="start" style:justify-single-word="false"/>
      <style:text-properties officeooo:rsid="000f379d" officeooo:paragraph-rsid="000f379d"/>
    </style:style>
    <style:style style:name="P24" style:family="paragraph" style:parent-style-name="Table_20_Contents">
      <style:paragraph-properties fo:text-align="start" style:justify-single-word="false"/>
      <style:text-properties officeooo:rsid="0011fc9a" officeooo:paragraph-rsid="0011fc9a"/>
    </style:style>
    <style:style style:name="T1" style:family="text">
      <style:text-properties officeooo:rsid="000f91ea"/>
    </style:style>
    <style:style style:name="T2" style:family="text">
      <style:text-properties officeooo:rsid="0011cff4"/>
    </style:style>
    <style:style style:name="T3" style:family="text">
      <style:text-properties officeooo:rsid="0011e237"/>
    </style:style>
    <style:style style:name="T4" style:family="text">
      <style:text-properties officeooo:rsid="0011fc9a"/>
    </style:style>
    <style:style style:name="T5" style:family="text">
      <style:text-properties officeooo:rsid="00134155"/>
    </style:style>
    <style:style style:name="T6" style:family="text">
      <style:text-properties officeooo:rsid="00144586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62119"/>
    </style:style>
    <style:style style:name="T9" style:family="text">
      <style:text-properties officeooo:rsid="001952a5"/>
    </style:style>
    <style:style style:name="T10" style:family="text">
      <style:text-properties officeooo:rsid="001a98c5"/>
    </style:style>
    <style:style style:name="T11" style:family="text">
      <style:text-properties officeooo:rsid="001b8fc0"/>
    </style:style>
    <style:style style:name="T12" style:family="text">
      <style:text-properties officeooo:rsid="001d0055"/>
    </style:style>
    <style:style style:name="T13" style:family="text">
      <style:text-properties fo:color="#000000" loext:opacity="100%" style:font-name="Segoe UI" fo:font-size="10pt" style:font-size-asian="10pt" style:font-name-complex="Segoe UI1" style:font-size-complex="10pt"/>
    </style:style>
    <style:style style:name="T14" style:family="text">
      <style:text-properties fo:color="#000000" loext:opacity="100%" fo:font-size="10pt" style:font-size-asian="10pt" style:font-name-complex="Segoe UI1" style:font-size-complex="10pt"/>
    </style:style>
    <style:style style:name="T15" style:family="text">
      <style:text-properties fo:color="#000000" loext:opacity="100%" style:font-name-complex="Segoe U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e Forensic</text:p>
      <text:p text:style-name="P1"/>
      <text:p text:style-name="P1"/>
      <text:p text:style-name="P1"/>
      <text:p text:style-name="P1">Moritz Rupp</text:p>
      <text:p text:style-name="P1">Dean Basic</text:p>
      <text:p text:style-name="P1"/>
      <text:p text:style-name="P1"/>
      <text:p text:style-name="P1"/>
      <text:p text:style-name="P1"/>
      <text:p text:style-name="P1">Examin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sverzeichn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1 Beteiligte Personen</text:p>
      <text:p text:style-name="P5"/>
      <text:p text:style-name="P5">1.1 Auftraggeber:</text:p>
      <text:p text:style-name="P5"/>
      <text:p text:style-name="P5"><text:tab/></text:p>
      <table:table table:name="Table1" table:style-name="Table1">
        <table:table-column table:style-name="Table1.A" table:number-columns-repeated="2"/>
        <table:table-row table:style-name="TableLine94012514855152">
          <table:table-cell table:style-name="Table1.A1" office:value-type="string">
            <text:p text:style-name="P21">Staatsanwaldschaft HS-Albsig</text:p>
          </table:table-cell>
          <table:table-cell table:style-name="Table1.B1" office:value-type="string">
            <text:p text:style-name="P21">Kontakt</text:p>
          </table:table-cell>
        </table:table-row>
        <table:table-row table:style-name="TableLine94012514855152">
          <table:table-cell table:style-name="Table1.A2" office:value-type="string">
            <text:p text:style-name="P21">Prof. Dr. Morgenstern</text:p>
          </table:table-cell>
          <table:table-cell table:style-name="Table1.B2" office:value-type="string">
            <text:p text:style-name="P21"><text:a xlink:type="simple" xlink:href="mailto:morgenstern@hs-albsig.de" text:style-name="Internet_20_link" text:visited-style-name="Visited_20_Internet_20_Link">morgenstern@hs-albsig.de</text:a></text:p>
          </table:table-cell>
        </table:table-row>
        <table:table-row table:style-name="TableLine94012514855152">
          <table:table-cell table:style-name="Table1.A2" office:value-type="string">
            <text:p text:style-name="P21">Simon Malik</text:p>
          </table:table-cell>
          <table:table-cell table:style-name="Table1.B2" office:value-type="string">
            <text:p text:style-name="P21">maliks@hs-albsig.de</text:p>
          </table:table-cell>
        </table:table-row>
      </table:table>
      <text:p text:style-name="P5"/>
      <text:p text:style-name="P5">1.2 Auftragnehmer</text:p>
      <text:p text:style-name="P5"/>
      <table:table table:name="Table2" table:style-name="Table2">
        <table:table-column table:style-name="Table2.A" table:number-columns-repeated="2"/>
        <table:table-row table:style-name="TableLine94012512752400">
          <table:table-cell table:style-name="Table2.A1" office:value-type="string">
            <text:p text:style-name="P21">Gutachter</text:p>
          </table:table-cell>
          <table:table-cell table:style-name="Table2.B1" office:value-type="string">
            <text:p text:style-name="P21">Kontakt</text:p>
          </table:table-cell>
        </table:table-row>
        <table:table-row table:style-name="TableLine94012512752400">
          <table:table-cell table:style-name="Table2.A2" office:value-type="string">
            <text:p text:style-name="P21">Moritz Rupp</text:p>
          </table:table-cell>
          <table:table-cell table:style-name="Table2.B2" office:value-type="string">
            <text:p text:style-name="P21"><text:a xlink:type="simple" xlink:href="mailto:ruppmori@hs-albsig.de" text:style-name="Internet_20_link" text:visited-style-name="Visited_20_Internet_20_Link">ruppmori@hs-albsig.de</text:a></text:p>
          </table:table-cell>
        </table:table-row>
        <table:table-row table:style-name="TableLine94012512752400">
          <table:table-cell table:style-name="Table2.A2" office:value-type="string">
            <text:p text:style-name="P21">Dean Basic</text:p>
          </table:table-cell>
          <table:table-cell table:style-name="Table2.B2" office:value-type="string">
            <text:p text:style-name="P21"><text:a xlink:type="simple" xlink:href="mailto:basicde@hs-albsig.de" text:style-name="Internet_20_link" text:visited-style-name="Visited_20_Internet_20_Link">basicde@hs-albsig.de</text:a></text:p>
          </table:table-cell>
        </table:table-row>
        <table:table-row table:style-name="TableLine94012512752400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1"/>
          </table:table-cell>
        </table:table-row>
      </table:table>
      <text:p text:style-name="P5"/>
      <text:p text:style-name="P1"/>
      <text:p text:style-name="P1"/>
      <text:p text:style-name="P5">1.3 <text:span text:style-name="T1">Beschhuldigter</text:span></text:p>
      <text:p text:style-name="P5"/>
      <table:table table:name="Table3" table:style-name="Table3">
        <table:table-column table:style-name="Table3.A" table:number-columns-repeated="2"/>
        <table:table-row table:style-name="TableLine94012505398944">
          <table:table-cell table:style-name="Table3.A1" office:value-type="string">
            <text:p text:style-name="P22">Beschuldigter</text:p>
          </table:table-cell>
          <table:table-cell table:style-name="Table3.B1" office:value-type="string">
            <text:p text:style-name="P22">Tatverdacht</text:p>
          </table:table-cell>
        </table:table-row>
        <table:table-row table:style-name="TableLine94012505398944">
          <table:table-cell table:style-name="Table3.A2" office:value-type="string">
            <text:p text:style-name="P22">Andreas Wurtstmann</text:p>
          </table:table-cell>
          <table:table-cell table:style-name="Table3.B2" office:value-type="string">
            <text:p text:style-name="P22">Ausspähung von Daten innerhalb eines Firmennetzwerkes gem § 202a StGB und Steuerbetrug gem § 370 AO</text:p>
          </table:table-cell>
        </table:table-row>
      </table:table>
      <text:p text:style-name="P4"/>
      <text:p text:style-name="P7">1.4 Zeugen</text:p>
      <text:p text:style-name="P7"/>
      <table:table table:name="Table4" table:style-name="Table4">
        <table:table-column table:style-name="Table4.A" table:number-columns-repeated="2"/>
        <table:table-row table:style-name="TableLine94012494790976">
          <table:table-cell table:style-name="Table4.A1" office:value-type="string">
            <text:p text:style-name="P23">Zeuge</text:p>
          </table:table-cell>
          <table:table-cell table:style-name="Table4.B1" office:value-type="string">
            <text:p text:style-name="P23">Aussage</text:p>
          </table:table-cell>
        </table:table-row>
        <table:table-row table:style-name="TableLine94012494790976">
          <table:table-cell table:style-name="Table4.A2" office:value-type="string">
            <text:p text:style-name="P23">Alfred Riess-Pohlmann</text:p>
          </table:table-cell>
          <table:table-cell table:style-name="Table4.B2" office:value-type="string">
            <text:p text:style-name="P23">Herr Wurstmann nannte <text:span text:style-name="T1">eine</text:span> korrekte Kombinationen von Benutzername und Passwort eines Mitarbeiters.</text:p>
          </table:table-cell>
        </table:table-row>
      </table:table>
      <text:p text:style-name="P4"/>
      <text:p text:style-name="P11">1.5 Geschädigte</text:p>
      <text:p text:style-name="P11"/>
      <table:table table:name="Table5" table:style-name="Table5">
        <table:table-column table:style-name="Table5.A" table:number-columns-repeated="2"/>
        <table:table-row table:style-name="TableLine94012519728160">
          <table:table-cell table:style-name="Table5.A1" office:value-type="string">
            <text:p text:style-name="P24">Geschädigter</text:p>
          </table:table-cell>
          <table:table-cell table:style-name="Table5.B1" office:value-type="string">
            <text:p text:style-name="P24">Schadenereigniss</text:p>
          </table:table-cell>
        </table:table-row>
        <table:table-row table:style-name="TableLine94012519728160">
          <table:table-cell table:style-name="Table5.A2" office:value-type="string">
            <text:p text:style-name="P24">Y-Ways Technologies</text:p>
          </table:table-cell>
          <table:table-cell table:style-name="Table5.B2" office:value-type="string">
            <text:p text:style-name="P24">Veruntreuung und <text:span text:style-name="T5">Ä</text:span>nderung von Steuerunterlagen, sowie <text:span text:style-name="T5">Zugangsdaten</text:span></text:p>
          </table:table-cell>
        </table:table-row>
      </table:table>
      <text:p text:style-name="P1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4"><text:soft-page-break/><text:span text:style-name="T7">2 Untersuchungsgegenstand</text:span></text:p>
      <text:p text:style-name="P14"><text:span text:style-name="T7"/></text:p>
      <text:p text:style-name="P17">2.1 Anklageschrift</text:p>
      <text:p text:style-name="P8"/>
      <text:p text:style-name="P9">Die Staatsanwaldschaft lässt auf Grundlage <text:span text:style-name="T2">des Untersuchungsauftrages, der am 12.05.2022 ausgehändigt wurde, folgenden Tatverdacht prüfen.</text:span></text:p>
      <text:p text:style-name="P9"/>
      <text:p text:style-name="P10"><text:span text:style-name="T4">Gegen Herr Andreas Wurstmann besteht der V</text:span><text:span text:style-name="T3">erdacht </text:span><text:span text:style-name="T4">des</text:span><text:span text:style-name="T3"> Ausspähen</text:span><text:span text:style-name="T4">s</text:span><text:span text:style-name="T3"> innerhalb eines Firmennetzwerks gem § 202a StGB und Steuerbetrug</text:span><text:span text:style-name="T4">s</text:span><text:span text:style-name="T3"> gem. 370 AO. <text:s/></text:span></text:p>
      <text:p text:style-name="P10"><text:span text:style-name="T4">Im Konkretten Fall soll der Angeklakte Ste</text:span><text:span text:style-name="T12">u</text:span><text:span text:style-name="T4">runterlagen der Firma Y-Ways </text:span><text:span text:style-name="T6">gefälscht haben sowie verschiedene <text:s/></text:span><text:span text:style-name="T12"><text:s/></text:span><text:span text:style-name="T6">Online-Accounts von Mitarbeitern veruntreut haben.</text:span></text:p>
      <text:p text:style-name="P15">Bezüglich beiden Verdachtsfällen existieren Zeugenaussagen <text:span text:style-name="T8">welche</text:span> die Anklage stützen.</text:p>
      <text:p text:style-name="P15"/>
      <text:p text:style-name="P12">Das vollständige Untersuchungsauftrag kann dem beigelegten Ordner entnommen werden.</text:p>
      <text:p text:style-name="P12"/>
      <text:p text:style-name="P16">2.2 Beweismittel</text:p>
      <text:p text:style-name="P16"/>
      <text:p text:style-name="P18">Durch durchsuchung de<text:span text:style-name="T9">r Arbeitsrä</text:span>umlichkeiten von Herr Wurstmann hat die Staatsanwaldschaft <text:span text:style-name="T9">bereits mehrere Datenträger sicherstellen können. </text:span><text:span text:style-name="T10">Diese sind mitsamt MD5-Summe als DVD für die Beweisführung auswertbar. </text:span></text:p>
      <text:p text:style-name="P18"><text:span text:style-name="T12">Ein Datenträger(Asservat 01) des</text:span><text:span text:style-name="T11"> Arbeitsplatzrechner</text:span><text:span text:style-name="T12">s von Herr Wurstmann,</text:span><text:span text:style-name="T11"> stellt den Einstieg der Forensischen Untersuchungen dar. </text:span><text:span text:style-name="T12">Weitere Beweismittel sind …</text:span></text:p>
      <text:p text:style-name="P18"/>
      <text:p text:style-name="P20"><text:span text:style-name="T15">Eine formelle Auflistung der Beweismittel mit zugehörigem Hashwert und Aushändigungsdatum, können Tabelle 4 entnommen werden.</text:span></text:p>
      <text:p text:style-name="P19"><text:span text:style-name="T15"/></text:p>
      <text:p text:style-name="P19"><text:span text:style-name="T15"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20107" number:language="de" number:country="DE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10:30.246972728</meta:creation-date>
    <dc:date>2022-06-02T12:55:41.770314973</dc:date>
    <meta:editing-duration>PT36M24S</meta:editing-duration>
    <meta:editing-cycles>17</meta:editing-cycles>
    <meta:generator>LibreOffice/7.3.4.1$Linux_X86_64 LibreOffice_project/30$Build-1</meta:generator>
    <meta:document-statistic meta:table-count="5" meta:image-count="0" meta:object-count="0" meta:page-count="4" meta:paragraph-count="47" meta:word-count="224" meta:character-count="1905" meta:non-whitespace-character-count="1721"/>
  </office:meta>
</office:document-meta>
</file>